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bf0041" fo:font-size="14pt" style:text-underline-style="solid" style:text-underline-width="auto" style:text-underline-color="font-color" fo:font-weight="bold" officeooo:rsid="000b1e4d" officeooo:paragraph-rsid="000b1e4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0b1e4d" officeooo:paragraph-rsid="000b1e4d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0c5ffe" officeooo:paragraph-rsid="000c5ffe"/>
    </style:style>
    <style:style style:name="P4" style:family="paragraph" style:parent-style-name="Standard">
      <style:paragraph-properties fo:margin-top="0.101cm" fo:margin-bottom="0.101cm" loext:contextual-spacing="false"/>
      <style:text-properties officeooo:rsid="000c5ffe" officeooo:paragraph-rsid="000d473b"/>
    </style:style>
    <style:style style:name="P5" style:family="paragraph" style:parent-style-name="Standard">
      <style:paragraph-properties fo:margin-top="0.101cm" fo:margin-bottom="0.101cm" loext:contextual-spacing="false"/>
      <style:text-properties officeooo:rsid="000e2f3f" officeooo:paragraph-rsid="000e2f3f"/>
    </style:style>
    <style:style style:name="P6" style:family="paragraph" style:parent-style-name="Standard">
      <style:paragraph-properties fo:margin-top="0.101cm" fo:margin-bottom="0.101cm" loext:contextual-spacing="false"/>
      <style:text-properties officeooo:rsid="0013302a" officeooo:paragraph-rsid="0013302a"/>
    </style:style>
    <style:style style:name="P7" style:family="paragraph" style:parent-style-name="Standard">
      <style:paragraph-properties fo:margin-top="0.101cm" fo:margin-bottom="0.101cm" loext:contextual-spacing="false"/>
      <style:text-properties officeooo:rsid="00178fa4" officeooo:paragraph-rsid="00178fa4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c9211e" fo:font-size="14pt" style:text-underline-style="solid" style:text-underline-width="auto" style:text-underline-color="font-color" fo:font-weight="bold" officeooo:rsid="00178fa4" officeooo:paragraph-rsid="00178fa4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officeooo:rsid="000de0f4" officeooo:paragraph-rsid="000de0f4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officeooo:rsid="000e2f3f" officeooo:paragraph-rsid="000e2f3f"/>
    </style:style>
    <style:style style:name="T1" style:family="text">
      <style:text-properties officeooo:rsid="000d473b"/>
    </style:style>
    <style:style style:name="T2" style:family="text">
      <style:text-properties officeooo:rsid="000ffd77"/>
    </style:style>
    <style:style style:name="T3" style:family="text">
      <style:text-properties officeooo:rsid="0011f564"/>
    </style:style>
    <style:style style:name="T4" style:family="text">
      <style:text-properties officeooo:rsid="0013dc1a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t Github</text:p>
      <text:p text:style-name="P2">- Git est un logiciel ou un outils permettant de contrôler les versions d’un projet informatique</text:p>
      <text:p text:style-name="P3">Voici quelles commandes de git : </text:p>
      <text:p text:style-name="P3">- git add nomFichier :<text:span text:style-name="T1">permet d’ajouter un fichier</text:span></text:p>
      <text:p text:style-name="P3">- git add . : pour ajouter un ensemble de fichier</text:p>
      <text:p text:style-name="P3">- <text:span text:style-name="T1">git commit -m « Message » : permet de valider</text:span></text:p>
      <text:p text:style-name="P3">- <text:span text:style-name="T1">git push : permet l’envoie du commit en ligne</text:span></text:p>
      <text:p text:style-name="P4">- git add -<text:span text:style-name="T1">A</text:span>: pour ajouter <text:span text:style-name="T1">les nouveaux fichiers</text:span></text:p>
      <text:p text:style-name="P4"/>
      <text:list xml:id="list3364629230" text:style-name="L1">
        <text:list-item>
          <text:p text:style-name="P9">On peut définir une branche comme la ligne de vie du projet</text:p>
        </text:list-item>
        <text:list-item>
          <text:p text:style-name="P10">La branche Master ou Man est la branche branche finale du projet</text:p>
        </text:list-item>
      </text:list>
      <text:p text:style-name="P5">- git branch nomBranche : création d’une nouvelle branche</text:p>
      <text:p text:style-name="P5">- git checkout nomBranche : pour se positionner à la branche</text:p>
      <text:p text:style-name="P5">- git puch –set-upstream origin nomBranche : permet</text:p>
      <text:p text:style-name="P5">- git fetch : pour récupérer tous les fichier du projet</text:p>
      <text:p text:style-name="P5">- <text:span text:style-name="T2">git merge : permet de fusionner les commit en un seul pour ensuite de déporter sur leur branche de développement</text:span></text:p>
      <text:p text:style-name="P5">- <text:span text:style-name="T3">git remoe add origin LienRepository</text:span></text:p>
      <text:p text:style-name="P5">- <text:span text:style-name="T3">touch : créer un fichier</text:span></text:p>
      <text:p text:style-name="P5">- <text:span text:style-name="T3">git status : pour</text:span></text:p>
      <text:p text:style-name="P5"/>
      <text:p text:style-name="P5"/>
      <text:p text:style-name="Text_20_body"><text:span text:style-name="T4">Personnal</text:span>Token : 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</text:p>
      <text:p text:style-name="P6"/>
      <text:p text:style-name="P8">Git-Flow</text:p>
      <text:p text:style-name="P7">- Si on termine de développer sur la branche, voici la commande qui nous permet de fusionner :</text:p>
      <text:p text:style-name="P7"><text:tab/>git flow feature finish nomfeature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22:38:27.293721064</meta:creation-date>
    <dc:date>2021-11-15T20:29:30.008882123</dc:date>
    <meta:editing-duration>PT6H45M1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04" meta:character-count="1120" meta:non-whitespace-character-count="938"/>
  </office:meta>
</office:document-meta>
</file>